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Monospace" svg:font-family="Monospace" style:font-pitch="fixed"/>
    <style:font-face style:name="monospace1" svg:font-family="monospace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erif" fo:font-size="13pt" style:text-underline-style="none" fo:font-weight="normal" officeooo:rsid="000b302e" officeooo:paragraph-rsid="0010730b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3pt" fo:language="fr" fo:country="FR" style:text-underline-style="solid" style:text-underline-width="auto" style:text-underline-color="font-color" fo:font-weight="bold" officeooo:rsid="00078a5a" officeooo:paragraph-rsid="0010730b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3pt" fo:language="fr" fo:country="FR" style:text-underline-style="solid" style:text-underline-width="auto" style:text-underline-color="font-color" fo:font-weight="bold" officeooo:rsid="000e5e0c" officeooo:paragraph-rsid="0010730b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3pt" fo:language="fr" fo:country="FR" style:text-underline-style="solid" style:text-underline-width="auto" style:text-underline-color="font-color" fo:font-weight="bold" officeooo:rsid="000ef533" officeooo:paragraph-rsid="0010730b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erif" fo:font-size="13pt" fo:language="fr" fo:country="FR" style:text-underline-style="solid" style:text-underline-width="auto" style:text-underline-color="font-color" fo:font-weight="bold" officeooo:rsid="0003b8e6" officeooo:paragraph-rsid="0010730b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erif" fo:font-size="13pt" fo:language="fr" fo:country="FR" style:text-underline-style="solid" style:text-underline-width="auto" style:text-underline-color="font-color" fo:font-weight="bold" officeooo:rsid="000b302e" officeooo:paragraph-rsid="0010730b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13pt" fo:language="fr" fo:country="FR" style:text-underline-style="solid" style:text-underline-width="auto" style:text-underline-color="font-color" fo:font-weight="bold" officeooo:rsid="00053ed7" officeooo:paragraph-rsid="0010730b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3pt" fo:language="fr" fo:country="FR" style:text-underline-style="none" fo:font-weight="normal" officeooo:rsid="00078a5a" officeooo:paragraph-rsid="0010730b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erif" fo:font-size="13pt" fo:language="fr" fo:country="FR" style:text-underline-style="none" fo:font-weight="normal" officeooo:rsid="0008b4cd" officeooo:paragraph-rsid="0010730b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erif" fo:font-size="13pt" fo:language="fr" fo:country="FR" style:text-underline-style="none" fo:font-weight="normal" officeooo:rsid="000b302e" officeooo:paragraph-rsid="0010730b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erif" fo:font-size="13pt" fo:language="fr" fo:country="FR" style:text-underline-style="none" fo:font-weight="normal" officeooo:rsid="000dc93d" officeooo:paragraph-rsid="0010730b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3pt" fo:language="fr" fo:country="FR" style:text-underline-style="none" fo:font-weight="normal" officeooo:rsid="0003b8e6" officeooo:paragraph-rsid="0010730b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3pt" fo:language="fr" fo:country="FR" style:text-underline-style="none" fo:font-weight="normal" officeooo:rsid="00053ed7" officeooo:paragraph-rsid="0010730b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erif" fo:font-size="13pt" fo:language="fr" fo:country="FR" officeooo:rsid="0000d83d" officeooo:paragraph-rsid="0010730b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DejaVu Serif" fo:font-size="13pt" fo:language="fr" fo:country="FR" officeooo:paragraph-rsid="0010730b"/>
    </style:style>
    <style:style style:name="P16" style:family="paragraph" style:parent-style-name="Standard">
      <style:paragraph-properties fo:text-align="center" style:justify-single-word="false"/>
      <style:text-properties style:font-name="DejaVu Serif" fo:font-size="16pt" fo:language="fr" fo:country="FR" officeooo:rsid="0000d83d" officeooo:paragraph-rsid="0010730b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DejaVu Serif" fo:font-size="16pt" fo:language="fr" fo:country="FR" officeooo:rsid="0000d83d" officeooo:paragraph-rsid="0010730b" style:font-size-asian="14pt" style:font-size-complex="16pt"/>
    </style:style>
    <style:style style:name="P18" style:family="paragraph" style:parent-style-name="Header">
      <style:text-properties officeooo:rsid="0000d83d" officeooo:paragraph-rsid="0010730b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5a0bc" style:font-weight-asian="normal" style:font-weight-complex="normal"/>
    </style:style>
    <style:style style:name="T3" style:family="text">
      <style:text-properties style:text-underline-style="none" fo:font-weight="normal" officeooo:rsid="000b302e" style:font-weight-asian="normal" style:font-weight-complex="normal"/>
    </style:style>
    <style:style style:name="T4" style:family="text">
      <style:text-properties style:text-underline-style="none" fo:font-weight="normal" officeooo:rsid="00053ed7" style:font-weight-asian="normal" style:font-weight-complex="normal"/>
    </style:style>
    <style:style style:name="T5" style:family="text">
      <style:text-properties style:text-underline-style="none" fo:font-weight="normal" officeooo:rsid="000c4bae" style:font-weight-asian="normal" style:font-weight-complex="normal"/>
    </style:style>
    <style:style style:name="T6" style:family="text">
      <style:text-properties style:text-underline-style="none" fo:font-weight="normal" officeooo:rsid="001222e7" style:font-weight-asian="normal" style:font-weight-complex="normal"/>
    </style:style>
    <style:style style:name="T7" style:family="text">
      <style:text-properties style:text-underline-style="none" fo:font-weight="normal" officeooo:rsid="0003b8e6" style:font-size-asian="13pt" style:font-weight-asian="normal" style:font-size-complex="13pt" style:font-weight-complex="normal"/>
    </style:style>
    <style:style style:name="T8" style:family="text">
      <style:text-properties officeooo:rsid="000274f2"/>
    </style:style>
    <style:style style:name="T9" style:family="text">
      <style:text-properties style:font-name="Monospace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font-name="Monospace" fo:font-size="12pt" style:text-underline-style="none" fo:font-weight="normal" officeooo:rsid="0016669f" style:font-size-asian="12pt" style:font-weight-asian="normal" style:font-size-complex="12pt" style:font-weight-complex="normal"/>
    </style:style>
    <style:style style:name="T11" style:family="text">
      <style:text-properties style:font-name="monospace" fo:font-size="12pt"/>
    </style:style>
    <style:style style:name="T12" style:family="text">
      <style:text-properties style:font-name="monospace" fo:font-size="12pt" style:text-underline-style="none" fo:font-weight="normal" style:font-weight-asian="normal" style:font-weight-complex="normal"/>
    </style:style>
    <style:style style:name="T13" style:family="text">
      <style:text-properties style:font-name="monospace" fo:font-size="12pt" style:text-underline-style="none" fo:font-weight="normal" officeooo:rsid="0003b8e6" style:font-weight-asian="normal" style:font-weight-complex="normal"/>
    </style:style>
    <style:style style:name="T14" style:family="text">
      <style:text-properties style:font-name="monospace1" fo:font-size="12pt" style:text-underline-style="none" fo:font-weight="normal" officeooo:rsid="000c4bae" style:font-size-asian="12pt" style:font-weight-asian="normal" style:font-size-complex="12pt" style:font-weight-complex="normal"/>
    </style:style>
    <style:style style:name="T15" style:family="text">
      <style:text-properties officeooo:rsid="0012045d"/>
    </style:style>
    <style:style style:name="T16" style:family="text">
      <style:text-properties officeooo:rsid="00141b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ompte Rendu <text:span text:style-name="T8">Projet FTP</text:span></text:p>
      <text:p text:style-name="P17"/>
      <text:p text:style-name="P2">Les principales réalisations :</text:p>
      <text:p text:style-name="P8"/>
      <text:p text:style-name="P9">Nous avons implémenté les <text:span text:style-name="T15">7 premières </text:span>phases décrites dans le sujet.</text:p>
      <text:p text:style-name="P10">De ce fait, notre <text:span text:style-name="T16">avons un modèle client/serveur permettant à un client de télécharger un fichier se trouvant sur le serveur et d’éxe</text:span>cuter des lignes de commandes shell.</text:p>
      <text:p text:style-name="P11"/>
      <text:p text:style-name="P11">L'exécution ne produit pas de processus zombies.</text:p>
      <text:p text:style-name="P3"><text:span text:style-name="T1">L'exécution des commandes </text:span><text:span text:style-name="T6">(côté serveur) </text:span><text:span text:style-name="T1">est traitée dans la fonction </text:span><text:span text:style-name="T9">interprete</text:span><text:span text:style-name="T1"> qui se situe dans le module du même nom.</text:span></text:p>
      <text:p text:style-name="P4"><text:span text:style-name="T1">Le répertoire </text:span><text:span text:style-name="T10">folder</text:span><text:span text:style-name="T9">/</text:span><text:span text:style-name="T1"> contient les fichiers qui sont manipulés lors des tests.</text:span></text:p>
      <text:p text:style-name="P14"/>
      <text:p text:style-name="P5">Description des tests effectués :</text:p>
      <text:p text:style-name="P12"/>
      <text:p text:style-name="P12">Afin de valider la bonne implémentation de notre shell, nous avons au fur et à mesure écrit des fichier de tests.</text:p>
      <text:p text:style-name="P12"/>
      <text:p text:style-name="P5"><text:span text:style-name="T1">Ceux-ci sont exécutable</text:span><text:span text:style-name="T4">s</text:span><text:span text:style-name="T1"> via la commande donnée dans le sujet :</text:span></text:p>
      <text:p text:style-name="P15"><text:span text:style-name="T7"><text:tab/>→ </text:span><text:span text:style-name="T12">./sdriver.pl -t </text:span><text:span text:style-name="T13">tests/</text:span><text:span text:style-name="T12">test01.txt </text:span><text:span text:style-name="T11">-s ./shell</text:span></text:p>
      <text:p text:style-name="P12"/>
      <text:p text:style-name="P6"><text:span text:style-name="T1">Il y a 17 tests, numérotés de 00 à 16, </text:span><text:span text:style-name="T5">qui se trouvent dans le répertoire </text:span><text:span text:style-name="T14">tests/</text:span><text:span text:style-name="T5">.</text:span></text:p>
      <text:p text:style-name="P13">Chaque fichier est nommé de la forme test??.txt où les deux ‘?’ représentent un nombre.</text:p>
      <text:p text:style-name="P7"><text:span text:style-name="T1">Ils contiennent tous un message décrivant ce qu’ils cherchent à couvrir, </text:span><text:span text:style-name="T2">ainsi qu’une ou plusieurs commande à </text:span><text:span text:style-name="T3">exécu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Monospace" svg:font-family="Monospace" style:font-pitch="fixed"/>
    <style:font-face style:name="monospace1" svg:font-family="monospace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d83d" officeooo:paragraph-rsid="0010730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LAVEL Antoine<text:tab/><text:tab/>L3 INFO – Groupe 3</text:p>
        <text:p text:style-name="MP1">HERVE Thom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6" meta:word-count="187" meta:character-count="1125" meta:non-whitespace-character-count="951"/>
  </office:meta>
</office:document-meta>
</file>